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6f6f4" loext:opacity="100%" style:font-name="Droid Sans Mono" fo:font-size="10.5pt" fo:font-weight="normal" fo:background-color="#282a36"/>
    </style:style>
    <style:style style:name="P2" style:family="paragraph" style:parent-style-name="Standard">
      <style:paragraph-properties style:line-height-at-least="0.503cm"/>
    </style:style>
    <style:style style:name="T1" style:family="text">
      <style:text-properties fo:color="#62e884" loext:opacity="100%"/>
    </style:style>
    <style:style style:name="T2" style:family="text">
      <style:text-properties fo:color="#dee492" loext:opacity="100%"/>
    </style:style>
    <style:style style:name="T3" style:family="text">
      <style:text-properties fo:color="#e7ee98" loext:opacity="100%"/>
    </style:style>
    <style:style style:name="T4" style:family="text">
      <style:text-properties fo:color="#f286c4" loext:opacity="100%"/>
    </style:style>
    <style:style style:name="T5" style:family="text">
      <style:text-properties fo:color="#97e1f1" loext:opacity="100%"/>
    </style:style>
    <style:style style:name="T6" style:family="text">
      <style:text-properties fo:color="#bf9ee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int</text:span>(<text:span text:style-name="T2">"</text:span><text:span text:style-name="T3">--- O QUANTO VOCÊ VAI VIVER? ---</text:span><text:span text:style-name="T2">"</text:span>)</text:p>
      <text:p text:style-name="P1"><text:span text:style-name="T1">print</text:span>(<text:span text:style-name="T2">"</text:span><text:span text:style-name="T3"> -&gt; baseado no tipo de comida que você consome</text:span><text:span text:style-name="T2">"</text:span>)</text:p>
      <text:p text:style-name="P2"/>
      <text:p text:style-name="P1">x <text:span text:style-name="T4">=</text:span> <text:span text:style-name="T5">int</text:span>(<text:span text:style-name="T1">input</text:span>(<text:span text:style-name="T2">"</text:span><text:span text:style-name="T3">De 1 a 10, quanto você come comida saudável? </text:span><text:span text:style-name="T2">"</text:span>))</text:p>
      <text:p text:style-name="P1">y <text:span text:style-name="T4">=</text:span> <text:span text:style-name="T5">int</text:span>(<text:span text:style-name="T1">input</text:span>(<text:span text:style-name="T2">"</text:span><text:span text:style-name="T3">De 1 a 10, quanto você come porcaria? </text:span><text:span text:style-name="T2">"</text:span>))</text:p>
      <text:p text:style-name="P2"/>
      <text:p text:style-name="P1"><text:span text:style-name="T4">if</text:span> x <text:span text:style-name="T4">or</text:span> y <text:span text:style-name="T4">&gt;</text:span> <text:span text:style-name="T6">10</text:span> <text:span text:style-name="T4">or</text:span> x <text:span text:style-name="T4">or</text:span> y <text:span text:style-name="T4">&lt;</text:span> <text:span text:style-name="T6">1</text:span>:</text:p>
      <text:p text:style-name="P1"><text:span text:style-name="T1">print</text:span>(<text:span text:style-name="T2">"</text:span><text:span text:style-name="T3">Eu disse de 1 a 10...</text:span><text:span text:style-name="T2">"</text:span>)</text:p>
      <text:p text:style-name="P1"><text:span text:style-name="T4">else</text:span>:</text:p>
      <text:p text:style-name="P1"><text:span text:style-name="T4">if</text:span> x <text:span text:style-name="T4">&lt;</text:span> y:</text:p>
      <text:p text:style-name="P1"><text:span text:style-name="T1">print</text:span>(<text:span text:style-name="T2">"</text:span><text:span text:style-name="T3">Dos 25 você não passa.</text:span><text:span text:style-name="T2">"</text:span>)</text:p>
      <text:p text:style-name="P1"><text:span text:style-name="T4">elif</text:span> x <text:span text:style-name="T4">&gt;</text:span> y:</text:p>
      <text:p text:style-name="P1"><text:span text:style-name="T1">print</text:span>(<text:span text:style-name="T2">"</text:span><text:span text:style-name="T3">Continue assim e você terá uma vida longa.</text:span><text:span text:style-name="T2">"</text:span>)</text:p>
      <text:p text:style-name="P1"><text:span text:style-name="T4">if</text:span> x <text:span text:style-name="T4">==</text:span> <text:span text:style-name="T6">10</text:span>:</text:p>
      <text:p text:style-name="P1"><text:span text:style-name="T1">print</text:span>(<text:span text:style-name="T2">"</text:span><text:span text:style-name="T3">a causa da sua morte com certeza não será má alimentação, parabéns!</text:span><text:span text:style-name="T2">"</text:span>)</text:p>
      <text:p text:style-name="P1"><text:span text:style-name="T4">else</text:span>:</text:p>
      <text:p text:style-name="P1"><text:span text:style-name="T1">print</text:span>(<text:span text:style-name="T2">"</text:span><text:span text:style-name="T3">Provavelmente vai viver até os 40/50.</text:span><text:span text:style-name="T2">"</text:span>)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09:17:01.080039610</meta:creation-date>
    <dc:date>2024-11-12T09:51:01.237112950</dc:date>
    <meta:editing-duration>PT34M1S</meta:editing-duration>
    <meta:editing-cycles>1</meta:editing-cycles>
    <meta:document-statistic meta:table-count="0" meta:image-count="0" meta:object-count="0" meta:page-count="1" meta:paragraph-count="15" meta:word-count="104" meta:character-count="519" meta:non-whitespace-character-count="431"/>
    <meta:generator>LibreOffice/7.3.7.2$Linux_X86_64 LibreOffice_project/30$Build-2</meta:generator>
  </office:meta>
</office:document-meta>
</file>